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="Arrowheads_20_1" draw:marker-start-width="0.276cm" draw:marker-end="Arrowheads_20_1" draw:marker-end-width="0.376cm" draw:fill="none" draw:textarea-vertical-align="bottom" fo:padding-top="0.762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rl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1.397cm" svg:x="9.633cm" svg:y="3.316cm">
          <text:p text:style-name="P1">بایت ۰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1.397cm" svg:x="6.458cm" svg:y="3.316cm">
          <text:p text:style-name="P1">بایت ۱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1.397cm" svg:x="3.283cm" svg:y="3.316cm">
          <text:p text:style-name="P1">بایت ۲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1.397cm" svg:x="0.108cm" svg:y="3.316cm">
          <text:p text:style-name="P1">بایت ۳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235cm" svg:y1="5.761cm" svg:x2="12.446cm" svg:y2="5.75cm">
          <text:p text:style-name="P2">۳۲ بیت</text:p>
        </draw:line>
        <draw:frame draw:style-name="gr3" draw:layer="layout" svg:width="5.76cm" svg:height="0.988cm" svg:x="6.223cm" svg:y="0.155cm">
          <draw:text-box>
            <text:p>کم ارزش ترین بایت</text:p>
          </draw:text-box>
        </draw:frame>
        <draw:frame draw:style-name="gr3" draw:layer="layout" svg:width="5.362cm" svg:height="0.988cm" svg:x="0.889cm" svg:y="1.397cm">
          <draw:text-box>
            <text:p>پر ارزش‌ترین بایت</text:p>
          </draw:text-box>
        </draw:frame>
        <draw:line draw:style-name="gr4" draw:text-style-name="P1" draw:layer="layout" svg:x1="9.271cm" svg:y1="1.143cm" svg:x2="11.176cm" svg:y2="3.302cm">
          <text:p/>
        </draw:line>
        <draw:line draw:style-name="gr4" draw:text-style-name="P1" draw:layer="layout" svg:x1="3.556cm" svg:y1="2.413cm" svg:x2="2.159cm" svg:y2="3.4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836 110" svg:d="m0 0h278 278 280v36 36 38h-278-278-280v-36-3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2T00:29:15</meta:creation-date>
    <dc:date>2013-09-02T01:18:32</dc:date>
    <meta:editing-duration>PT10M32S</meta:editing-duration>
    <meta:editing-cycles>4</meta:editing-cycles>
    <meta:generator>LibreOffice/3.6$Linux_X86_64 LibreOffice_project/360m1$Build-304</meta:generator>
    <meta:document-statistic meta:object-count="9"/>
  </office:meta>
</office:document-meta>
</file>